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eite gerne häufig benutzen würde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ie Webseite unnötig komplex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Ich glaube, ich würde die Hilfe einer technisch versierten Person benötigen, um</text:p>
            <text:p>die Webseite benutzen zu können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r Webseite waren gut integriert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ie Webseite enthielt zu viele Inkonsistenzen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1" office:value-type="string" calcext:value-type="string">
            <text:p><text:s/>Ich kann mir vorstellen, dass die meisten Menschen den Umgang mit dieser Webseite sehr schnell lernen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ie Webseite sehr umständlich zu nutzen.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r Webseite sehr sicher</text:p>
          </table:table-cell>
          <table:table-cell table:style-name="ce12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ie Webseite zu verwenden.</text:p>
          </table:table-cell>
          <table:table-cell table:style-name="ce19"/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.00.0000</text:date>, <text:time style:data-style-name="N2" text:time-value="19:39:24.057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8T19:41:07.992000000</dc:date>
    <meta:editing-duration>PT27M4S</meta:editing-duration>
    <meta:editing-cycles>8</meta:editing-cycles>
    <meta:generator>LibreOffice/7.2.0.4$Windows_X86_64 LibreOffice_project/9a9c6381e3f7a62afc1329bd359cc48accb6435b</meta:generator>
    <meta:document-statistic meta:table-count="1" meta:cell-count="30" meta:object-count="0"/>
  </office:meta>
</office:document-meta>
</file>